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 Main" svg:font-family="'MathJax Main'"/>
    <style:font-face style:name="MathJax Math" svg:font-family="'MathJax Math'"/>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orphans="1"/>
    </style:style>
    <style:style style:name="P2" style:family="paragraph" style:parent-style-name="Text_20_body">
      <style:paragraph-properties fo:text-align="center" style:justify-single-word="false"/>
    </style:style>
    <style:style style:name="P3" style:family="paragraph" style:parent-style-name="Text_20_body">
      <style:paragraph-properties fo:margin-left="0cm" fo:margin-right="0cm" fo:margin-top="0.423cm" fo:margin-bottom="0.423cm" style:contextual-spacing="false" fo:text-align="justify" style:justify-single-word="false" fo:text-indent="0cm" style:auto-text-indent="false"/>
    </style:style>
    <style:style style:name="P4" style:family="paragraph" style:parent-style-name="Text_20_body">
      <style:paragraph-properties fo:margin-left="0cm" fo:margin-right="0cm" fo:margin-top="0.423cm" fo:margin-bottom="0.423cm" style:contextual-spacing="false" fo:line-height="115%" fo:text-align="justify" style:justify-single-word="false" fo:text-indent="0cm" style:auto-text-indent="false"/>
    </style:style>
    <style:style style:name="T1" style:family="text">
      <style:text-properties style:font-name="MathJax Math" fo:font-style="italic"/>
    </style:style>
    <style:style style:name="T2" style:family="text">
      <style:text-properties style:font-name="MathJax Main"/>
    </style:style>
    <style:style style:name="T3" style:family="text">
      <style:text-properties style:font-name="Arial"/>
    </style:style>
    <style:style style:name="T4" style:family="text">
      <style:text-properties style:text-position="33% 80%" style:font-name="Ari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edições com regressão logística </text:h>
      <text:p text:style-name="Text_20_body">Em uma manhã fria de janeiro de 1986, no Centro Espacial Kennedy (Kennedy Space Center), no Cabo Canaveral, deu-se o lançamento do Space Shuttle Challenger. Pouco mais de um minuto após o lançamento, vê-se uma enorme explosão no ar. As pessoas ficam atônitas, sem entender, mas percebem que algo terrível aconteceu. O conjunto composto pelo veículo espacial e seus propulsores explodiram, matando a tripulação: cinco astronautas e dois especialistas. O presidente Ronald Reagan convoca uma comissão, a Rogers Commission. Naquela manhã, a temperatura era de 2,2 oC na hora do lançamento, muito abaixo da média histórica. </text:p>
      <text:p text:style-name="Text_20_body"><draw:frame draw:style-name="fr1" draw:name="Image1" text:anchor-type="as-char" svg:width="2cm" svg:height="1cm" draw:z-index="0"><draw:image xlink:href="https://catalogcdns3.ulife.com.br/content-cli/ENG_ESTDAS_20/unidade_2/pratique_compartilhe/images/pratique.2.1.png" xlink:type="simple" xlink:show="embed" xlink:actuate="onLoad"/></draw:frame><text:s/></text:p>
      <text:p text:style-name="Text_20_body">Vamos usar este caso para ilustrar uma importante aplicação de regressão logística em estudos de confiabilidade. Estudos de confiabilidade têm, em seu centro, o estudo do comportamento probabilístico das falhas. Usam-se, então, de modelos de probabilidade para interpretar, predizer e prevenir a ocorrência de falhas. </text:p>
      <text:p text:style-name="Text_20_body">O acidente foi causado por uma falha no anel de vedação de um dos foguetes de propelente sólido do ônibus especial. Descobriu-se que essas falhas ocorriam com mais frequência em baixas temperaturas. Um modelo de regressão logística foi ajustado aos dados do histórico de falhas dos anéis de vedação versus temperatura de lançamento. Ao fazermos isso, obtemos: </text:p>
      <text:p text:style-name="P2"><text:bookmark text:name="MathJax-Element-1-Frame"/><text:bookmark text:name="MathJax-Span-1"/><text:bookmark text:name="MathJax-Span-2"/><text:bookmark text:name="MathJax-Span-3"/><text:span text:style-name="T1">l</text:span><text:bookmark text:name="MathJax-Span-4"/><text:span text:style-name="T1">o</text:span><text:bookmark text:name="MathJax-Span-5"/><text:span text:style-name="T1">g</text:span><text:bookmark text:name="MathJax-Span-6"/><text:bookmark text:name="MathJax-Span-7"/><text:span text:style-name="T2">[</text:span><text:bookmark text:name="MathJax-Span-8"/><text:bookmark text:name="MathJax-Span-9"/> <text:bookmark text:name="MathJax-Span-10"/><text:span text:style-name="T1">p</text:span><text:bookmark text:name="MathJax-Span-11"/><text:bookmark text:name="MathJax-Span-12"/><text:span text:style-name="T2">(</text:span><text:bookmark text:name="MathJax-Span-13"/><text:span text:style-name="T1">x</text:span><text:bookmark text:name="MathJax-Span-14"/><text:span text:style-name="T2">)</text:span><text:bookmark text:name="MathJax-Span-15"/> <text:bookmark text:name="MathJax-Span-16"/><text:bookmark text:name="MathJax-Span-17"/><text:bookmark text:name="MathJax-Span-18"/><text:span text:style-name="T2">/</text:span><text:bookmark text:name="MathJax-Span-19"/> <text:bookmark text:name="MathJax-Span-20"/><text:bookmark text:name="MathJax-Span-21"/><text:span text:style-name="T2">(</text:span><text:bookmark text:name="MathJax-Span-22"/><text:bookmark text:name="MathJax-Span-23"/> <text:bookmark text:name="MathJax-Span-24"/><text:span text:style-name="T2">1</text:span><text:bookmark text:name="MathJax-Span-25"/> <text:bookmark text:name="MathJax-Span-26"/>−<text:bookmark text:name="MathJax-Span-27"/> <text:bookmark text:name="MathJax-Span-28"/><text:span text:style-name="T1">p</text:span><text:bookmark text:name="MathJax-Span-29"/><text:bookmark text:name="MathJax-Span-30"/><text:span text:style-name="T2">(</text:span><text:bookmark text:name="MathJax-Span-31"/><text:span text:style-name="T1">x</text:span><text:bookmark text:name="MathJax-Span-32"/><text:span text:style-name="T2">)</text:span><text:bookmark text:name="MathJax-Span-33"/> <text:bookmark text:name="MathJax-Span-34"/><text:span text:style-name="T2">)</text:span><text:bookmark text:name="MathJax-Span-35"/> <text:bookmark text:name="MathJax-Span-36"/><text:span text:style-name="T2">]</text:span><text:bookmark text:name="MathJax-Span-37"/><text:span text:style-name="T2">=</text:span><text:bookmark text:name="MathJax-Span-38"/><text:span text:style-name="T2">5</text:span><text:bookmark text:name="MathJax-Span-39"/><text:span text:style-name="T2">,</text:span><text:bookmark text:name="MathJax-Span-40"/><text:span text:style-name="T2">37</text:span><text:bookmark text:name="MathJax-Span-41"/>−<text:bookmark text:name="MathJax-Span-42"/><text:span text:style-name="T2">0</text:span><text:bookmark text:name="MathJax-Span-43"/><text:span text:style-name="T2">,</text:span><text:bookmark text:name="MathJax-Span-44"/><text:span text:style-name="T2">31</text:span><text:bookmark text:name="MathJax-Span-45"/><text:span text:style-name="T1">x</text:span></text:p>
      <text:p text:style-name="Text_20_body">onde: </text:p>
      <text:p text:style-name="P2"><text:bookmark text:name="MathJax-Element-2-Frame"/><text:bookmark text:name="MathJax-Span-46"/><text:bookmark text:name="MathJax-Span-47"/><text:bookmark text:name="MathJax-Span-48"/><text:span text:style-name="T1">x</text:span><text:bookmark text:name="MathJax-Span-49"/><text:span text:style-name="T2">=</text:span><text:bookmark text:name="MathJax-Span-50"/><text:span text:style-name="T1">T</text:span><text:bookmark text:name="MathJax-Span-51"/><text:span text:style-name="T1">e</text:span><text:bookmark text:name="MathJax-Span-52"/><text:span text:style-name="T1">m</text:span><text:bookmark text:name="MathJax-Span-53"/><text:span text:style-name="T1">p</text:span><text:bookmark text:name="MathJax-Span-54"/><text:span text:style-name="T1">e</text:span><text:bookmark text:name="MathJax-Span-55"/><text:span text:style-name="T1">r</text:span><text:bookmark text:name="MathJax-Span-56"/><text:span text:style-name="T1">a</text:span><text:bookmark text:name="MathJax-Span-57"/><text:span text:style-name="T1">t</text:span><text:bookmark text:name="MathJax-Span-58"/><text:span text:style-name="T1">u</text:span><text:bookmark text:name="MathJax-Span-59"/><text:span text:style-name="T1">r</text:span><text:bookmark text:name="MathJax-Span-60"/><text:span text:style-name="T1">a</text:span><text:bookmark text:name="MathJax-Span-61"/> <text:bookmark text:name="MathJax-Span-62"/><text:span text:style-name="T1">n</text:span><text:bookmark text:name="MathJax-Span-63"/><text:span text:style-name="T1">o</text:span><text:bookmark text:name="MathJax-Span-64"/> <text:bookmark text:name="MathJax-Span-65"/><text:span text:style-name="T1">d</text:span><text:bookmark text:name="MathJax-Span-66"/><text:span text:style-name="T1">i</text:span><text:bookmark text:name="MathJax-Span-67"/><text:span text:style-name="T1">a</text:span><text:bookmark text:name="MathJax-Span-68"/> <text:bookmark text:name="MathJax-Span-69"/><text:span text:style-name="T1">d</text:span><text:bookmark text:name="MathJax-Span-70"/><text:span text:style-name="T1">o</text:span><text:bookmark text:name="MathJax-Span-71"/> <text:bookmark text:name="MathJax-Span-72"/><text:span text:style-name="T1">l</text:span><text:bookmark text:name="MathJax-Span-73"/><text:span text:style-name="T1">a</text:span><text:bookmark text:name="MathJax-Span-74"/><text:span text:style-name="T1">n</text:span><text:bookmark text:name="MathJax-Span-75"/><text:span text:style-name="T1">a</text:span><text:bookmark text:name="MathJax-Span-76"/><text:span text:style-name="T1">m</text:span><text:bookmark text:name="MathJax-Span-77"/><text:span text:style-name="T1">e</text:span><text:bookmark text:name="MathJax-Span-78"/><text:span text:style-name="T1">n</text:span><text:bookmark text:name="MathJax-Span-79"/><text:span text:style-name="T1">t</text:span><text:bookmark text:name="MathJax-Span-80"/><text:span text:style-name="T1">o</text:span><text:bookmark text:name="MathJax-Span-81"/> </text:p>
      <text:p text:style-name="Text_20_body">(oC) </text:p>
      <text:p text:style-name="P2"><text:bookmark text:name="MathJax-Element-3-Frame"/><text:bookmark text:name="MathJax-Span-82"/><text:bookmark text:name="MathJax-Span-83"/><text:bookmark text:name="MathJax-Span-84"/><text:span text:style-name="T1">p</text:span><text:bookmark text:name="MathJax-Span-85"/><text:bookmark text:name="MathJax-Span-86"/><text:span text:style-name="T2">(</text:span><text:bookmark text:name="MathJax-Span-87"/><text:span text:style-name="T1">x</text:span><text:bookmark text:name="MathJax-Span-88"/><text:span text:style-name="T2">)</text:span><text:bookmark text:name="MathJax-Span-89"/><text:span text:style-name="T2">=</text:span><text:bookmark text:name="MathJax-Span-90"/><text:span text:style-name="T1">P</text:span><text:bookmark text:name="MathJax-Span-91"/><text:span text:style-name="T1">r</text:span><text:bookmark text:name="MathJax-Span-92"/><text:span text:style-name="T1">o</text:span><text:bookmark text:name="MathJax-Span-93"/><text:span text:style-name="T1">b</text:span><text:bookmark text:name="MathJax-Span-94"/><text:span text:style-name="T1">a</text:span><text:bookmark text:name="MathJax-Span-95"/><text:span text:style-name="T1">b</text:span><text:bookmark text:name="MathJax-Span-96"/><text:span text:style-name="T1">i</text:span><text:bookmark text:name="MathJax-Span-97"/><text:span text:style-name="T1">l</text:span><text:bookmark text:name="MathJax-Span-98"/><text:span text:style-name="T1">i</text:span><text:bookmark text:name="MathJax-Span-99"/><text:span text:style-name="T1">d</text:span><text:bookmark text:name="MathJax-Span-100"/><text:span text:style-name="T1">a</text:span><text:bookmark text:name="MathJax-Span-101"/><text:span text:style-name="T1">d</text:span><text:bookmark text:name="MathJax-Span-102"/><text:span text:style-name="T1">e</text:span><text:bookmark text:name="MathJax-Span-103"/> <text:bookmark text:name="MathJax-Span-104"/><text:span text:style-name="T1">d</text:span><text:bookmark text:name="MathJax-Span-105"/><text:span text:style-name="T1">e</text:span><text:bookmark text:name="MathJax-Span-106"/> <text:bookmark text:name="MathJax-Span-107"/><text:span text:style-name="T1">f</text:span><text:bookmark text:name="MathJax-Span-108"/><text:span text:style-name="T1">a</text:span><text:bookmark text:name="MathJax-Span-109"/><text:span text:style-name="T1">l</text:span><text:bookmark text:name="MathJax-Span-110"/><text:span text:style-name="T1">h</text:span><text:bookmark text:name="MathJax-Span-111"/><text:span text:style-name="T1">a</text:span><text:bookmark text:name="MathJax-Span-112"/> <text:bookmark text:name="MathJax-Span-113"/><text:span text:style-name="T1">d</text:span><text:bookmark text:name="MathJax-Span-114"/><text:span text:style-name="T1">o</text:span><text:bookmark text:name="MathJax-Span-115"/> <text:bookmark text:name="MathJax-Span-116"/><text:span text:style-name="T1">a</text:span><text:bookmark text:name="MathJax-Span-117"/><text:span text:style-name="T1">n</text:span><text:bookmark text:name="MathJax-Span-118"/><text:span text:style-name="T1">e</text:span><text:bookmark text:name="MathJax-Span-119"/><text:span text:style-name="T1">l</text:span><text:bookmark text:name="MathJax-Span-120"/> <text:bookmark text:name="MathJax-Span-121"/><text:span text:style-name="T1">d</text:span><text:bookmark text:name="MathJax-Span-122"/><text:span text:style-name="T1">e</text:span><text:bookmark text:name="MathJax-Span-123"/> <text:bookmark text:name="MathJax-Span-124"/><text:span text:style-name="T1">v</text:span><text:bookmark text:name="MathJax-Span-125"/><text:span text:style-name="T1">e</text:span><text:bookmark text:name="MathJax-Span-126"/><text:span text:style-name="T1">d</text:span><text:bookmark text:name="MathJax-Span-127"/><text:span text:style-name="T1">a</text:span><text:bookmark text:name="MathJax-Span-128"/><text:bookmark text:name="MathJax-Span-129"/><text:bookmark text:name="MathJax-Span-130"/><text:bookmark text:name="MathJax-Span-131"/><text:span text:style-name="T1">a</text:span><text:bookmark text:name="MathJax-Span-132"/><text:span text:style-name="T2">~</text:span><text:bookmark text:name="MathJax-Span-133"/><text:span text:style-name="T1">o</text:span></text:p>
      <text:p text:style-name="Text_20_body">(O-ring) </text:p>
      <text:p text:style-name="Text_20_body">Por meio de algumas operações podemos isolar  do lado esquerdo da equação, chegando a: </text:p>
      <text:p text:style-name="P2"><text:bookmark text:name="MathJax-Element-4-Frame"/><text:bookmark text:name="MathJax-Span-134"/><text:bookmark text:name="MathJax-Span-135"/><text:bookmark text:name="MathJax-Span-136"/><text:span text:style-name="T1">p</text:span><text:bookmark text:name="MathJax-Span-137"/><text:bookmark text:name="MathJax-Span-138"/><text:span text:style-name="T2">(</text:span><text:bookmark text:name="MathJax-Span-139"/><text:span text:style-name="T1">x</text:span><text:bookmark text:name="MathJax-Span-140"/><text:span text:style-name="T2">)</text:span><text:bookmark text:name="MathJax-Span-141"/><text:span text:style-name="T2">=</text:span><text:bookmark text:name="MathJax-Span-142"/><text:bookmark text:name="MathJax-Span-143"/><text:span text:style-name="T2">[</text:span><text:bookmark text:name="MathJax-Span-144"/><text:bookmark text:name="MathJax-Span-145"/> <text:bookmark text:name="MathJax-Span-146"/><text:span text:style-name="T1">e</text:span><text:bookmark text:name="MathJax-Span-147"/><text:span text:style-name="T1">x</text:span><text:bookmark text:name="MathJax-Span-148"/><text:span text:style-name="T1">p</text:span><text:bookmark text:name="MathJax-Span-149"/><text:bookmark text:name="MathJax-Span-150"/><text:span text:style-name="T2">(</text:span><text:bookmark text:name="MathJax-Span-151"/><text:bookmark text:name="MathJax-Span-152"/><text:span text:style-name="T2">5</text:span><text:bookmark text:name="MathJax-Span-153"/><text:span text:style-name="T2">,</text:span><text:bookmark text:name="MathJax-Span-154"/><text:span text:style-name="T2">37</text:span><text:bookmark text:name="MathJax-Span-155"/>−<text:bookmark text:name="MathJax-Span-156"/><text:span text:style-name="T2">0</text:span><text:bookmark text:name="MathJax-Span-157"/><text:span text:style-name="T2">,</text:span><text:bookmark text:name="MathJax-Span-158"/><text:span text:style-name="T2">31</text:span><text:bookmark text:name="MathJax-Span-159"/><text:span text:style-name="T1">x</text:span><text:bookmark text:name="MathJax-Span-160"/><text:span text:style-name="T2">)</text:span><text:bookmark text:name="MathJax-Span-161"/> <text:bookmark text:name="MathJax-Span-162"/><text:bookmark text:name="MathJax-Span-163"/><text:span text:style-name="T2">]</text:span><text:bookmark text:name="MathJax-Span-164"/><text:bookmark text:name="MathJax-Span-165"/> <text:bookmark text:name="MathJax-Span-166"/><text:bookmark text:name="MathJax-Span-167"/><text:bookmark text:name="MathJax-Span-168"/><text:span text:style-name="T2">/</text:span><text:bookmark text:name="MathJax-Span-169"/> <text:bookmark text:name="MathJax-Span-170"/><text:span text:style-name="T2">[</text:span><text:bookmark text:name="MathJax-Span-171"/> <text:bookmark text:name="MathJax-Span-172"/><text:span text:style-name="T2">1</text:span><text:bookmark text:name="MathJax-Span-173"/><text:span text:style-name="T2">+</text:span><text:bookmark text:name="MathJax-Span-174"/><text:span text:style-name="T1">e</text:span><text:bookmark text:name="MathJax-Span-175"/><text:span text:style-name="T1">x</text:span><text:bookmark text:name="MathJax-Span-176"/><text:span text:style-name="T1">p</text:span><text:bookmark text:name="MathJax-Span-177"/><text:bookmark text:name="MathJax-Span-178"/><text:span text:style-name="T2">(</text:span><text:bookmark text:name="MathJax-Span-179"/><text:bookmark text:name="MathJax-Span-180"/><text:span text:style-name="T2">5</text:span><text:bookmark text:name="MathJax-Span-181"/><text:span text:style-name="T2">,</text:span><text:bookmark text:name="MathJax-Span-182"/><text:span text:style-name="T2">37</text:span><text:bookmark text:name="MathJax-Span-183"/>−<text:bookmark text:name="MathJax-Span-184"/><text:span text:style-name="T2">0</text:span><text:bookmark text:name="MathJax-Span-185"/><text:span text:style-name="T2">,</text:span><text:bookmark text:name="MathJax-Span-186"/><text:span text:style-name="T2">31</text:span><text:bookmark text:name="MathJax-Span-187"/><text:span text:style-name="T1">x</text:span><text:bookmark text:name="MathJax-Span-188"/><text:span text:style-name="T2">)</text:span><text:bookmark text:name="MathJax-Span-189"/> <text:bookmark text:name="MathJax-Span-190"/><text:span text:style-name="T2">]</text:span></text:p>
      <text:p text:style-name="Text_20_body">Desenvolvido o modelo preditivo de classificação por regressão logística, podemos usá-lo para fazer predições da probabilidade de falha dos anéis de vedação. Veja as duas situações a seguir: </text:p>
      <text:p text:style-name="Text_20_body"><text:bookmark text:name="MathJax-Element-5-Frame"/><text:bookmark text:name="MathJax-Span-191"/><text:bookmark text:name="MathJax-Span-192"/><text:bookmark text:name="MathJax-Span-193"/><text:span text:style-name="T1">x</text:span><text:bookmark text:name="MathJax-Span-194"/><text:span text:style-name="T2">=</text:span><text:bookmark text:name="MathJax-Span-195"/><text:span text:style-name="T2">27</text:span><text:bookmark text:name="MathJax-Span-196"/><text:span text:style-name="T2">,</text:span><text:bookmark text:name="MathJax-Span-197"/><text:span text:style-name="T2">2</text:span></text:p>
      <text:p text:style-name="Text_20_body">   <text:bookmark text:name="MathJax-Element-6-Frame"/><text:bookmark text:name="MathJax-Span-198"/><text:bookmark text:name="MathJax-Span-199"/><text:bookmark text:name="MathJax-Span-200"/>⇒    <text:bookmark text:name="MathJax-Element-7-Frame"/><text:bookmark text:name="MathJax-Span-201"/><text:bookmark text:name="MathJax-Span-202"/><text:bookmark text:name="MathJax-Span-203"/><text:span text:style-name="T1">p</text:span><text:bookmark text:name="MathJax-Span-204"/><text:bookmark text:name="MathJax-Span-205"/><text:span text:style-name="T2">(</text:span><text:bookmark text:name="MathJax-Span-206"/><text:bookmark text:name="MathJax-Span-207"/><text:span text:style-name="T2">27</text:span><text:bookmark text:name="MathJax-Span-208"/><text:span text:style-name="T2">,</text:span><text:bookmark text:name="MathJax-Span-209"/><text:span text:style-name="T2">2</text:span><text:bookmark text:name="MathJax-Span-210"/><text:span text:style-name="T2">)</text:span><text:bookmark text:name="MathJax-Span-211"/><text:span text:style-name="T2">=</text:span><text:bookmark text:name="MathJax-Span-212"/><text:span text:style-name="T2">0</text:span><text:bookmark text:name="MathJax-Span-213"/><text:span text:style-name="T2">,</text:span><text:bookmark text:name="MathJax-Span-214"/><text:span text:style-name="T2">048</text:span></text:p>
      <text:p text:style-name="Text_20_body"><text:bookmark text:name="MathJax-Element-8-Frame"/><text:bookmark text:name="MathJax-Span-215"/><text:bookmark text:name="MathJax-Span-216"/><text:bookmark text:name="MathJax-Span-217"/><text:span text:style-name="T1">x</text:span><text:bookmark text:name="MathJax-Span-218"/><text:span text:style-name="T2">=</text:span><text:bookmark text:name="MathJax-Span-219"/><text:span text:style-name="T2">2</text:span><text:bookmark text:name="MathJax-Span-220"/><text:span text:style-name="T2">,</text:span><text:bookmark text:name="MathJax-Span-221"/><text:span text:style-name="T2">2</text:span></text:p>
      <text:p text:style-name="Text_20_body">      <text:bookmark text:name="MathJax-Element-9-Frame"/><text:bookmark text:name="MathJax-Span-222"/><text:bookmark text:name="MathJax-Span-223"/><text:bookmark text:name="MathJax-Span-224"/>⇒      <text:bookmark text:name="MathJax-Element-10-Frame"/><text:bookmark text:name="MathJax-Span-225"/><text:bookmark text:name="MathJax-Span-226"/><text:bookmark text:name="MathJax-Span-227"/><text:span text:style-name="T1">p</text:span><text:bookmark text:name="MathJax-Span-228"/><text:bookmark text:name="MathJax-Span-229"/><text:span text:style-name="T2">(</text:span><text:bookmark text:name="MathJax-Span-230"/><text:bookmark text:name="MathJax-Span-231"/><text:span text:style-name="T2">2</text:span><text:bookmark text:name="MathJax-Span-232"/><text:span text:style-name="T2">,</text:span><text:bookmark text:name="MathJax-Span-233"/><text:span text:style-name="T2">2</text:span><text:bookmark text:name="MathJax-Span-234"/><text:span text:style-name="T2">)</text:span><text:bookmark text:name="MathJax-Span-235"/><text:span text:style-name="T2">=</text:span><text:bookmark text:name="MathJax-Span-236"/><text:span text:style-name="T2">0</text:span><text:bookmark text:name="MathJax-Span-237"/><text:span text:style-name="T2">,</text:span><text:bookmark text:name="MathJax-Span-238"/><text:span text:style-name="T2">991</text:span></text:p>
      <text:p text:style-name="Text_20_body">É notória a influência da temperatura no aumento da probabilidade de falhas dos O-rings. Para uma temperatura de 27,2 oC, que é a mais alta temperatura do histórico de lançamento do ônibus especial, a probabilidade de falha é de 4,8%, enquanto para uma temperatura de 2,2 oC — <text:soft-page-break/>temperatura na hora do lançamento, no dia do acidente  —, a probabilidade é de 99,1%, quase de cem por cento. </text:p>
      <text:h text:style-name="Heading_20_3" text:outline-level="3">Vamos Praticar </text:h>
      <text:p text:style-name="Text_20_body">Agora que você compreendeu as funções e objetivos da construção de modelos de regressão para predição, pratiquemos um pouco mais sobre este assunto por meio da aplicação do conhecimento adquirido no estudo de caso proposto. Analise e interprete os resultados da pesquisa e responda às seguintes perguntas: </text:p>
      <text:p text:style-name="Text_20_body">1)  As variáveis estudadas foram se houve ou não falha do componente e qual era a temperatura de lançamento do ônibus? Qual delas é a variável-resposta e qual a variável de entrada? São qualitativas ou quantitativas? </text:p>
      <text:p text:style-name="Text_20_body">2) Imagine que você está estudando a resistência à ruptura de uma certa peça em função da tração aplicada a ela. Você decide aplicar regressão logística para modelar o comportamento da peça, imaginando poder calcular a probabilidade de ruptura desta em função da tração a ela aplicada. Seria esta uma situação similar à que vimos relativa à falha de O-rings? Explique. </text:p>
      <text:p text:style-name="Text_20_body">3) Imagine que você está estudando o efeito de ingestão de açúcares na ocorrência de diabetes em uma determinada população. Você decide aplicar regressão logística para modelar a ocorrência de diabetes, imaginando poder calcular a probabilidade de uma pessoa tornar-se diabética em função da quantidade média de açúcares ingeridos por dia, em um estudo observacional em longo prazo. Seria esta uma situação similar à que vimos relativamente à falha de O-rings? Explique. </text:p>
      <text:p text:style-name="Text_20_body">4) Reflita sobre outras situações similares por meio das quais você poderia aplicar essa mesma técnica (regressão linear múltipla) para gerar conhecimento a partir de dados. <text:span text:style-name="Strong_20_Emphasis">Ao final, disponibilize seu trabalho no fórum da seção. </text:span></text:p>
      <text:h text:style-name="Heading_20_1" text:outline-level="1">Referências </text:h>
      <text:p text:style-name="Text_20_body">SPACE shuttle Challenger disaster. <text:span text:style-name="Emphasis">In </text:span>: WIKIPEDIA: the free encyclopedia. [San Francisco, CA: Wikimedia Foundation, 2010]. Disponível em: <text:a xlink:type="simple" xlink:href="https://en.wikipedia.org/wiki/Space_Shuttle_Challenger_disaster" office:target-frame-name="_blank" xlink:show="new" text:style-name="Internet_20_link" text:visited-style-name="Visited_20_Internet_20_Link">https://en.wikipedia.org/wiki/Space_Shuttle_Challenger_disaster </text:a>. Acesso em: 14 nov. 2019. </text:p>
      <text:p text:style-name="P3"><text:span text:style-name="T3">Caro(a) estudante,</text:span> </text:p>
      <text:p text:style-name="P4"><text:span text:style-name="T3">1)</text:span>  <text:span text:style-name="T3">As variáveis estudadas foram se houve ou não falha do componente e qual era a temperatura de lançamento do ônibus? Qual delas é a variável-resposta e qual a variável de entrada? São qualitativas ou quantitativas?</text:span> </text:p>
      <text:p text:style-name="P3"><text:span text:style-name="T3">A primeira variável, a temperatura na hora do lançamento do ônibus espacial, é a variável de entrada, quantitativa, com unidade em graus Celsius (</text:span><text:span text:style-name="T4">o</text:span><text:span text:style-name="T3">C). A segunda variável é a variável-resposta, qualitativa, se houve ou não falha do componente, com dois níveis, falhou (1) ou não falhou (0).</text:span> </text:p>
      <text:p text:style-name="P3"><text:soft-page-break/><text:span text:style-name="T3">2) Imagine que você está estudando a resistência à ruptura de uma certa peça em função da tração aplicada a ela. Você decide aplicar regressão logística para modelar o comportamento da peça, imaginando poder calcular a probabilidade de ruptura desta em função da tração a ela aplicada. Seria essa uma situação similar à que vimos relativamente à falha de O-rings? Explique.</text:span> </text:p>
      <text:p text:style-name="P3"><text:span text:style-name="T3">Sim, é uma situação similar. Temos aqui uma variável de entrada quantitativa, a tração aplicada à peça, em unidades de Pascal (Pa), por exemplo, e uma variável-resposta qualitativa dicotômica, falhou (1) ou não falhou (0). A regressão logística adequa-se bem a modelar este fenômeno, precisando para isso dos dados produzidos em ensaios da peça em questão.</text:span> </text:p>
      <text:p text:style-name="P3"><text:span text:style-name="T3">3) Imagine que você está estudando o efeito de ingestão de açúcares na ocorrência de diabetes em uma determinada população. Você decide aplicar regressão logística para modelar a ocorrência de diabetes, imaginando poder calcular a probabilidade de uma pessoa tornar-se diabética em função da quantidade média de açúcares ingeridos por dia, em um estudo observacional em longo prazo. Seria esta uma situação similar à que vimos relativamente à falha de O-rings? Explique.</text:span> </text:p>
      <text:p text:style-name="P3"><text:span text:style-name="T3">Sim, também esta é uma situação similar à que vimos quanto às falhas de O-rings. Temos aqui uma variável de entrada quantitativa, a quantidade diária ingerida de açúcares, em gramas por dia (g/dia), por exemplo, e uma variável-resposta qualitativa dicotômica, ficou (1) ou não ficou (0) diabética. A regressão logística adapta-se bem a modelar esse fenômeno, precisando para isso dos dados produzidos no estudo observacional.</text:span> </text:p>
      <text:p text:style-name="P3"><text:span text:style-name="T3">4) Reflita sobre outras situações similares por meio das quais você poderia aplicar essa mesma técnica (regressão linear múltipla) para gerar conhecimento a partir de dados.</text:span> </text:p>
      <text:p text:style-name="P3"><text:span text:style-name="T3">São várias as situações em que podemos usar abordagens similares. Vimos no corpo da Unidade 2 o exemplo da predição da probabilidade de inadimplência com cartões de crédito. Naquele exemplo, estudamos tanto regressão logística simples quanto múltipla, com variáveis de entrada mistas, quantitativas e qualitativas. Aqui, conhecemos outro exemplo de predição da probabilidade de falha de O-rings com a temperatura, além dos exemplos dados nas questões 3 e 4 anteriores. </text:span> </text:p>
      <text:p text:style-name="P3"><text:span text:style-name="T3">O ponto a destacar para o uso de modelos de regressão logística simples ou múltipla é que a variável-resposta deve ser qualitativa dicotômica. Já as variáveis de entrada (preditoras) podem se quantitativas ou qualitativas, como demonstrado nos exemplos discutidos na Unidade 2 e aqui, no Pratique e Compartilhe. Para podermos construir um modelo preditivo, sempre precisaremos de dados. Normalmente, quanto mais dados para treino e teste do modelo, melhor será a sua capacidade preditiva.</text:span> </text:p>
      <text:p text:style-name="Standard"><text:soft-page-break/>Caro(a) estudante, Espera-se que a resposta sobre as vantagens e desvantagens do protocolo OSPF seja permeada, que sua maior vantagem é garantir eficiência no gerenciamento das rotas com o mínimo de sobrecarga da rede, mesmo em ambiente de grande porte. Já uma desvantagem é sua implementação, pois se trata de uma ferramenta complexa, com diversos detalhes, o que exige bom planejamento de como a rede irá funcionar. Desse apanhado entre os provedores, relatará e constatará que a maioria dos provedores utiliza o protocolo OSPF, na borda da rede, para gerenciamento de suas rotas e ligações entre as redes interna e extern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 Main" svg:font-family="'MathJax Main'"/>
    <style:font-face style:name="MathJax Math" svg:font-family="'MathJax Math'"/>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30T17:10:56.534420931</meta:creation-date>
    <dc:date>2023-11-30T20:11:59.755989482</dc:date>
    <meta:editing-duration>PT39S</meta:editing-duration>
    <meta:editing-cycles>4</meta:editing-cycles>
    <meta:generator>LibreOffice/7.3.7.2$Linux_X86_64 LibreOffice_project/30$Build-2</meta:generator>
    <meta:document-statistic meta:table-count="0" meta:image-count="1" meta:object-count="0" meta:page-count="4" meta:paragraph-count="38" meta:word-count="1237" meta:character-count="8003" meta:non-whitespace-character-count="6749"/>
  </office:meta>
</office:document-meta>
</file>